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1543in"/>
    </style:style>
    <style:style style:name="co3" style:family="table-column">
      <style:table-column-properties fo:break-before="auto" style:column-width="0.0992in"/>
    </style:style>
    <style:style style:name="co4" style:family="table-column">
      <style:table-column-properties fo:break-before="auto" style:column-width="0.05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189in" fo:break-before="page" style:use-optimal-row-height="fals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МОКВ">
      <style:table-properties table:display="true" style:writing-mode="lr-tb"/>
    </style:style>
    <style:style style:name="ta2" style:family="table" style:master-page-name="PageStyle_5f_Дополнительный_20_лист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font-name="T-FLEX Type B" fo:font-style="italic" style:font-style-asian="italic" style:font-style-complex="italic"/>
    </style:style>
    <style:style style:name="ce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font-name="T-FLEX Type B" fo:font-style="italic" style:font-style-asian="italic" style:font-style-complex="italic"/>
    </style:style>
    <style:style style:name="ce5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6" style:family="table-cell" style:parent-style-name="Default" style:data-style-name="N100">
      <style:table-cell-properties fo:padding="0.028in"/>
      <style:text-properties style:font-name="T-FLEX Type B"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1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19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font-name="T-FLEX Type B"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none"/>
      <style:text-properties style:font-name="T-FLEX Type B" fo:font-style="italic" style:font-style-asian="italic" style:font-style-complex="italic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90" style:rotation-align="bottom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in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in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0.06pt solid #000000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in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8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9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1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4" style:family="table-cell" style:parent-style-name="Default" style:data-style-name="N100">
      <style:table-cell-properties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bold" style:font-size-asian="9pt" style:font-style-asian="italic" style:font-weight-asian="bold" style:font-name-complex="Arial Cyr1" style:font-size-complex="9pt" style:font-style-complex="italic" style:font-weight-complex="bold"/>
    </style:style>
    <style:style style:name="ce3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7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1" style:family="table-cell" style:parent-style-name="Default" style:data-style-name="N100">
      <style:table-cell-properties fo:border-bottom="0.06pt solid #000000" style:diagonal-bl-tr="none" style:diagonal-tl-br="none" fo:border-left="0.06pt solid #000000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5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6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63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7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7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8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Default" style:data-style-name="N100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0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10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normal" style:font-size-asian="16pt" style:font-style-asian="italic" style:font-weight-asian="normal" style:font-name-complex="Arial Cyr1" style:font-size-complex="16pt" style:font-style-complex="italic" style:font-weight-complex="normal"/>
    </style:style>
    <style:style style:name="ce11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25" style:family="table-cell" style:parent-style-name="Default" style:data-style-name="N100">
      <style:table-cell-properties fo:border-bottom="none" style:diagonal-bl-tr="none" style:diagonal-tl-br="none" fo:border-left="none" fo:padding="0.028in" fo:border-right="0.99pt solid #000000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6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 Cyr" style:font-size-complex="13pt" style:font-style-complex="italic" style:font-weight-complex="normal"/>
    </style:style>
    <style:style style:name="ce12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45" style:family="table-cell" style:parent-style-name="Default" style:data-style-name="N100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font-name="T-FLEX Type B" fo:font-style="italic" style:font-style-asian="italic" style:font-style-complex="italic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font-name="T-FLEX Type B" fo:font-style="italic" style:font-style-asian="italic" style:font-style-complex="italic"/>
    </style:style>
    <style:style style:name="ce14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139in" style:writing-mode="page"/>
      <style:text-properties style:font-name="T-FLEX Type B" fo:font-style="italic" style:font-style-asian="italic" style:font-style-complex="italic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139in" style:writing-mode="page"/>
      <style:text-properties style:font-name="T-FLEX Type B" fo:font-style="italic" style:font-style-asian="italic" style:font-style-complex="italic"/>
    </style:style>
    <style:style style:name="ce15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5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6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6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3" style:family="table-cell" style:parent-style-name="Default" style:data-style-name="N100">
      <style:table-cell-properties fo:border-bottom="none" style:diagonal-bl-tr="none" style:diagonal-tl-br="none" fo:border-left="0.06pt solid #000000" fo:padding="0.028in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5" style:family="table-cell" style:parent-style-name="Default" style:data-style-name="N100">
      <style:table-cell-properties fo:border-bottom="none" style:diagonal-bl-tr="none" style:diagonal-tl-br="none" fo:border-left="none" fo:padding="0.028in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T-FLEX Type B"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none" style:diagonal-bl-tr="none" style:diagonal-tl-br="none" fo:border-left="none" fo:padding="0.028in" fo:border-right="0.06pt solid #000000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8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4" style:family="table-cell" style:parent-style-name="Default">
      <style:text-properties style:font-name="T-FLEX Type B" fo:font-style="italic" style:font-style-asian="italic" style:font-style-complex="italic"/>
    </style:style>
    <style:style style:name="ce185" style:family="table-cell" style:parent-style-name="Default">
      <style:table-cell-properties fo:padding="0.028in"/>
    </style:style>
    <style:style style:name="T1" style:family="text">
      <style:text-properties style:font-name="T-FLEX Type B1"/>
    </style:style>
  </office:automatic-styles>
  <office:body>
    <office:spreadsheet>
      <table:calculation-settings table:case-sensitive="false" table:automatic-find-labels="false" table:use-regular-expressions="false"/>
      <table:table table:name="МОКВ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72" table:default-cell-style-name="ce6"/>
        <table:table-column table:style-name="co3" table:visibility="collapse" table:number-columns-repeated="33" table:default-cell-style-name="ce6"/>
        <table:table-column table:style-name="co4" table:visibility="collapse" table:number-columns-repeated="101" table:default-cell-style-name="ce6"/>
        <table:table-column table:style-name="co5" table:visibility="collapse" table:number-columns-repeated="44" table:default-cell-style-name="ce6"/>
        <table:table-column table:style-name="co6" table:visibility="collapse" table:number-columns-repeated="2" table:default-cell-style-name="ce6"/>
        <table:table-column table:style-name="co6" table:number-columns-repeated="767" table:default-cell-style-name="ce184"/>
        <table:table-row table:style-name="ro1">
          <table:table-cell table:style-name="ce1"/>
          <table:table-cell table:style-name="ce2" table:number-columns-repeated="45"/>
          <table:table-cell table:style-name="ce2" office:value-type="string" calcext:value-type="string">
            <text:p><text:s text:c="15"/>ГОСТ 3.1118-82 <text:s text:c="6"/>форма 3</text:p>
          </table:table-cell>
          <table:table-cell table:style-name="ce2" table:number-columns-repeated="64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15"/>
          <table:table-cell table:style-name="ce61"/>
          <table:table-cell table:style-name="ce18" table:number-columns-repeated="22"/>
          <table:table-cell table:style-name="ce61"/>
          <table:table-cell table:style-name="ce142" table:number-columns-spanned="18" table:number-rows-spanned="2"/>
          <table:covered-table-cell table:number-columns-repeated="16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39"/>
          <table:table-cell table:style-name="ce28"/>
          <table:covered-table-cell table:style-name="ce139"/>
          <table:covered-table-cell table:number-columns-repeated="16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35" table:number-columns-spanned="13" table:number-rows-spanned="3"/>
          <table:covered-table-cell table:number-columns-repeated="11" table:style-name="ce52"/>
          <table:covered-table-cell table:style-name="ce112"/>
          <table:table-cell table:style-name="ce115" office:value-type="string" calcext:value-type="string" table:number-columns-spanned="23" table:number-rows-spanned="3">
            <text:p>Модуль вычислителя</text:p>
          </table:table-cell>
          <table:covered-table-cell table:number-columns-repeated="21" table:style-name="ce98"/>
          <table:covered-table-cell table:style-name="ce132"/>
          <table:table-cell table:style-name="ce137" office:value-type="string" calcext:value-type="string" table:number-columns-spanned="16" table:number-rows-spanned="3">
            <text:p>АПИВ.408835.004 СБ</text:p>
          </table:table-cell>
          <table:covered-table-cell table:number-columns-repeated="14" table:style-name="ce98"/>
          <table:covered-table-cell table:style-name="ce132"/>
          <table:table-cell table:style-name="ce154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covered-table-cell table:style-name="ce36"/>
          <table:covered-table-cell table:number-columns-repeated="11" table:style-name="ce53"/>
          <table:covered-table-cell table:style-name="ce113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4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37"/>
          <table:covered-table-cell table:number-columns-repeated="11" table:style-name="ce54"/>
          <table:covered-table-cell table:style-name="ce114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38"/>
          <table:table-cell table:style-name="ce55" table:number-columns-repeated="3"/>
          <table:table-cell table:style-name="ce68"/>
          <table:table-cell table:style-name="ce74" table:number-columns-spanned="53" table:number-rows-spanned="2"/>
          <table:covered-table-cell table:number-columns-repeated="51" table:style-name="ce94"/>
          <table:covered-table-cell table:style-name="ce133"/>
          <table:table-cell table:style-name="ce55" table:number-columns-repeated="3"/>
          <table:table-cell table:style-name="ce117"/>
          <table:table-cell table:style-name="ce55" table:number-columns-repeated="3"/>
          <table:table-cell table:style-name="ce117"/>
          <table:table-cell table:style-name="ce55" table:number-columns-repeated="3"/>
          <table:table-cell table:style-name="ce117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39"/>
          <table:table-cell table:style-name="ce56" table:number-columns-repeated="4"/>
          <table:covered-table-cell table:number-columns-repeated="52" table:style-name="ce75"/>
          <table:covered-table-cell table:style-name="ce74"/>
          <table:table-cell table:style-name="ce56" table:number-columns-repeated="3"/>
          <table:table-cell table:style-name="ce140"/>
          <table:table-cell table:style-name="ce56" table:number-columns-repeated="3"/>
          <table:table-cell table:style-name="ce140"/>
          <table:table-cell table:style-name="ce56" table:number-columns-repeated="3"/>
          <table:table-cell table:style-name="ce14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2">
            <text:p>М01</text:p>
          </table:table-cell>
          <table:covered-table-cell table:number-columns-repeated="3" table:style-name="ce57"/>
          <table:covered-table-cell table:style-name="ce69"/>
          <table:table-cell table:style-name="ce76" table:formula="of:=[.$IV3]&amp;&quot; &quot;&amp;[.$IV4]&amp;&quot; &quot;&amp;[.$IV5]&amp;&quot; / &quot;&amp;[.$IV1]&amp;&quot; &quot;&amp;[.$IV2]" office:value-type="string" office:string-value="   /  " calcext:value-type="string" table:number-columns-spanned="65" table:number-rows-spanned="2">
            <text:p><text:s text:c="3"/>/ <text:s/></text:p>
          </table:table-cell>
          <table:covered-table-cell table:number-columns-repeated="63" table:style-name="ce95"/>
          <table:covered-table-cell table:style-name="ce177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covered-table-cell table:style-name="ce41"/>
          <table:covered-table-cell table:number-columns-repeated="3" table:style-name="ce58"/>
          <table:covered-table-cell table:style-name="ce70"/>
          <table:covered-table-cell table:style-name="ce77"/>
          <table:covered-table-cell table:number-columns-repeated="63" table:style-name="ce96"/>
          <table:covered-table-cell table:style-name="ce178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3">
            <text:p>М02</text:p>
          </table:table-cell>
          <table:covered-table-cell table:number-columns-repeated="3" table:style-name="ce57"/>
          <table:covered-table-cell table:style-name="ce69"/>
          <table:table-cell table:style-name="ce78" office:value-type="string" calcext:value-type="string" table:number-columns-spanned="13" table:number-rows-spanned="1">
            <text:p>Код</text:p>
          </table:table-cell>
          <table:covered-table-cell table:number-columns-repeated="11" table:style-name="ce97"/>
          <table:covered-table-cell table:style-name="ce68"/>
          <table:table-cell table:style-name="ce78" office:value-type="string" calcext:value-type="string" table:number-columns-spanned="4" table:number-rows-spanned="1">
            <text:p>ЕВ</text:p>
          </table:table-cell>
          <table:covered-table-cell table:number-columns-repeated="2" table:style-name="ce97"/>
          <table:covered-table-cell table:style-name="ce68"/>
          <table:table-cell table:style-name="ce78" office:value-type="string" calcext:value-type="string" table:number-columns-spanned="7" table:number-rows-spanned="1">
            <text:p>МД</text:p>
          </table:table-cell>
          <table:covered-table-cell table:number-columns-repeated="5" table:style-name="ce97"/>
          <table:covered-table-cell table:style-name="ce68"/>
          <table:table-cell table:style-name="ce78" office:value-type="string" calcext:value-type="string" table:number-columns-spanned="6" table:number-rows-spanned="1">
            <text:p>ЕН</text:p>
          </table:table-cell>
          <table:covered-table-cell table:number-columns-repeated="4" table:style-name="ce97"/>
          <table:covered-table-cell table:style-name="ce68"/>
          <table:table-cell table:style-name="ce135" office:value-type="string" calcext:value-type="string" table:number-columns-spanned="10" table:number-rows-spanned="1">
            <text:p>Н.расх.</text:p>
          </table:table-cell>
          <table:covered-table-cell table:number-columns-repeated="9" table:style-name="ce97"/>
          <table:table-cell table:style-name="ce148" office:value-type="string" calcext:value-type="string" table:number-columns-spanned="7" table:number-rows-spanned="1">
            <text:p>КИМ</text:p>
          </table:table-cell>
          <table:covered-table-cell table:number-columns-repeated="5" table:style-name="ce151"/>
          <table:covered-table-cell table:style-name="ce152"/>
          <table:table-cell table:style-name="ce153" table:number-columns-spanned="18" table:number-rows-spanned="6"/>
          <table:covered-table-cell table:number-columns-repeated="16" table:style-name="ce123"/>
          <table:covered-table-cell table:style-name="ce15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42"/>
          <table:covered-table-cell table:number-columns-repeated="4" table:style-name="ce59"/>
          <table:table-cell table:style-name="ce79" table:number-columns-spanned="13" table:number-rows-spanned="2"/>
          <table:covered-table-cell table:number-columns-repeated="12" table:style-name="ce98"/>
          <table:table-cell table:style-name="ce120" table:number-columns-spanned="4" table:number-rows-spanned="2"/>
          <table:covered-table-cell table:number-columns-repeated="3" table:style-name="ce98"/>
          <table:table-cell table:style-name="ce120" table:number-columns-spanned="7" table:number-rows-spanned="2"/>
          <table:covered-table-cell table:number-columns-repeated="6" table:style-name="ce98"/>
          <table:table-cell table:style-name="ce120" table:number-columns-spanned="6" table:number-rows-spanned="2"/>
          <table:covered-table-cell table:number-columns-repeated="5" table:style-name="ce98"/>
          <table:table-cell table:style-name="ce136" table:number-columns-spanned="10" table:number-rows-spanned="2"/>
          <table:covered-table-cell table:number-columns-repeated="8" table:style-name="ce98"/>
          <table:covered-table-cell table:style-name="ce118"/>
          <table:table-cell table:style-name="ce149" table:number-columns-spanned="7" table:number-rows-spanned="2"/>
          <table:covered-table-cell table:number-columns-repeated="5" table:style-name="ce123"/>
          <table:covered-table-cell table:style-name="ce153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41"/>
          <table:covered-table-cell table:number-columns-repeated="4" table:style-name="ce58"/>
          <table:covered-table-cell table:style-name="ce80"/>
          <table:covered-table-cell table:number-columns-repeated="38" table:style-name="ce99"/>
          <table:covered-table-cell table:style-name="ce119"/>
          <table:covered-table-cell table:style-name="ce150"/>
          <table:covered-table-cell table:number-columns-repeated="5" table:style-name="ce75"/>
          <table:covered-table-cell table:style-name="ce74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3">
            <text:p>М03</text:p>
          </table:table-cell>
          <table:covered-table-cell table:number-columns-repeated="3" table:style-name="ce57"/>
          <table:covered-table-cell table:style-name="ce69"/>
          <table:table-cell table:style-name="ce81" office:value-type="string" calcext:value-type="string" table:number-columns-spanned="13" table:number-rows-spanned="1">
            <text:p>Код загот.</text:p>
          </table:table-cell>
          <table:covered-table-cell table:number-columns-repeated="11" table:style-name="ce55"/>
          <table:covered-table-cell table:style-name="ce117"/>
          <table:table-cell table:style-name="ce121" office:value-type="string" calcext:value-type="string" table:number-columns-spanned="21" table:number-rows-spanned="1">
            <text:p>Профиль и размеры</text:p>
          </table:table-cell>
          <table:covered-table-cell table:number-columns-repeated="19" table:style-name="ce56"/>
          <table:covered-table-cell table:style-name="ce140"/>
          <table:table-cell table:style-name="ce81" office:value-type="string" calcext:value-type="string" table:number-columns-spanned="6" table:number-rows-spanned="1">
            <text:p>КД</text:p>
          </table:table-cell>
          <table:covered-table-cell table:number-columns-repeated="4" table:style-name="ce55"/>
          <table:covered-table-cell table:style-name="ce117"/>
          <table:table-cell table:style-name="ce78" office:value-type="string" calcext:value-type="string" table:number-columns-spanned="7" table:number-rows-spanned="1">
            <text:p>МЗ</text:p>
          </table:table-cell>
          <table:covered-table-cell table:number-columns-repeated="5" table:style-name="ce97"/>
          <table:covered-table-cell table:style-name="ce68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covered-table-cell table:style-name="ce42"/>
          <table:covered-table-cell table:number-columns-repeated="4" table:style-name="ce59"/>
          <table:table-cell table:style-name="ce82" table:number-columns-spanned="13" table:number-rows-spanned="2"/>
          <table:covered-table-cell table:number-columns-repeated="11" table:style-name="ce98"/>
          <table:covered-table-cell table:style-name="ce118"/>
          <table:table-cell table:style-name="ce122" table:number-columns-spanned="21" table:number-rows-spanned="2"/>
          <table:covered-table-cell table:number-columns-repeated="19" table:style-name="ce123"/>
          <table:covered-table-cell table:style-name="ce141"/>
          <table:table-cell table:style-name="ce79" table:number-columns-spanned="6" table:number-rows-spanned="2"/>
          <table:covered-table-cell table:number-columns-repeated="5" table:style-name="ce98"/>
          <table:table-cell table:style-name="ce136" table:number-columns-spanned="7" table:number-rows-spanned="2"/>
          <table:covered-table-cell table:number-columns-repeated="5" table:style-name="ce98"/>
          <table:covered-table-cell table:style-name="ce118"/>
          <table:covered-table-cell table:number-columns-repeated="17" table:style-name="ce94"/>
          <table:covered-table-cell table:style-name="ce133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/>
          <table:table-cell table:style-name="ce12"/>
          <table:table-cell table:style-name="ce4"/>
          <table:table-cell table:style-name="ce12"/>
          <table:table-cell table:style-name="ce32"/>
          <table:covered-table-cell table:style-name="ce41"/>
          <table:covered-table-cell table:number-columns-repeated="4" table:style-name="ce58"/>
          <table:covered-table-cell table:style-name="ce80"/>
          <table:covered-table-cell table:number-columns-repeated="11" table:style-name="ce99"/>
          <table:covered-table-cell table:style-name="ce119"/>
          <table:covered-table-cell table:style-name="ce80"/>
          <table:covered-table-cell table:number-columns-repeated="19" table:style-name="ce99"/>
          <table:covered-table-cell table:style-name="ce119"/>
          <table:covered-table-cell table:style-name="ce80"/>
          <table:covered-table-cell table:number-columns-repeated="11" table:style-name="ce99"/>
          <table:covered-table-cell table:style-name="ce119"/>
          <table:covered-table-cell table:number-columns-repeated="17" table:style-name="ce94"/>
          <table:covered-table-cell table:style-name="ce133"/>
          <table:table-cell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3"/>
          <table:table-cell table:style-name="ce43" office:value-type="string" calcext:value-type="string" table:number-columns-spanned="5" table:number-rows-spanned="1">
            <text:p>В</text:p>
          </table:table-cell>
          <table:covered-table-cell table:number-columns-repeated="4" table:style-name="ce60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49" table:number-columns-spanned="6" table:number-rows-spanned="4"/>
          <table:covered-table-cell table:number-columns-repeated="4" table:style-name="ce123"/>
          <table:covered-table-cell table:style-name="ce15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3"/>
          <table:table-cell table:style-name="ce43" office:value-type="string" calcext:value-type="string" table:number-columns-spanned="5" table:number-rows-spanned="1">
            <text:p>Г</text:p>
          </table:table-cell>
          <table:covered-table-cell table:number-columns-repeated="4" table:style-name="ce60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covered-table-cell table:style-name="ce116"/>
          <table:covered-table-cell table:number-columns-repeated="4" table:style-name="ce94"/>
          <table:covered-table-cell table:style-name="ce13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2"/>
          <table:table-cell table:style-name="ce4"/>
          <table:table-cell table:style-name="ce12"/>
          <table:table-cell table:style-name="ce32"/>
          <table:table-cell table:style-name="ce43" office:value-type="string" calcext:value-type="string" table:number-columns-spanned="5" table:number-rows-spanned="1">
            <text:p>Д</text:p>
          </table:table-cell>
          <table:covered-table-cell table:number-columns-repeated="4" table:style-name="ce60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covered-table-cell table:style-name="ce116"/>
          <table:covered-table-cell table:number-columns-repeated="4" table:style-name="ce94"/>
          <table:covered-table-cell table:style-name="ce133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/>
          <table:table-cell table:style-name="ce13"/>
          <table:table-cell table:style-name="ce2"/>
          <table:table-cell table:style-name="ce13"/>
          <table:table-cell table:style-name="ce33"/>
          <table:table-cell table:style-name="ce43" office:value-type="string" calcext:value-type="string" table:number-columns-spanned="5" table:number-rows-spanned="1">
            <text:p>Е</text:p>
          </table:table-cell>
          <table:covered-table-cell table:number-columns-repeated="4" table:style-name="ce60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covered-table-cell table:style-name="ce150"/>
          <table:covered-table-cell table:number-columns-repeated="4" table:style-name="ce75"/>
          <table:covered-table-cell table:style-name="ce74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/>
          <table:table-cell table:style-name="ce12" table:number-columns-repeated="4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Внимание!</text:p>
          </table:table-cell>
          <table:table-cell table:style-name="ce86" table:number-columns-repeated="22"/>
          <table:table-cell table:style-name="ce126"/>
          <table:table-cell table:style-name="ce86" table:number-columns-repeated="35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4" table:style-name="ce44"/>
          <table:table-cell table:style-name="ce87"/>
          <table:table-cell table:style-name="ce103" office:value-type="string" calcext:value-type="string">
            <text:p>При работе с полупроводниковыми радиоэлементами выполнять требования</text:p>
          </table:table-cell>
          <table:table-cell table:style-name="ce103" table:number-columns-repeated="58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12" table:number-columns-repeated="2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по защите от статического электричества по ОСТ 11.073.062-84</text:p>
          </table:table-cell>
          <table:table-cell table:style-name="ce86" table:number-columns-repeated="58"/>
          <table:table-cell table:style-name="ce89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4" table:style-name="ce44"/>
          <table:table-cell table:style-name="ce87"/>
          <table:table-cell table:style-name="ce103" table:number-columns-repeated="59"/>
          <table:table-cell table:style-name="ce93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0"/>
          <table:table-cell table:style-name="ce13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4" table:style-name="ce44"/>
          <table:table-cell table:style-name="ce86" table:number-columns-repeated="15"/>
          <table:table-cell table:style-name="ce86" office:value-type="string" calcext:value-type="string">
            <text:p>0005</text:p>
          </table:table-cell>
          <table:table-cell table:style-name="ce86" table:number-columns-repeated="4"/>
          <table:table-cell table:style-name="ce86" office:value-type="string" calcext:value-type="string">
            <text:p>Заготовка</text:p>
          </table:table-cell>
          <table:table-cell table:style-name="ce86" table:number-columns-repeated="39"/>
          <table:table-cell table:style-name="ce89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12" table:number-columns-repeated="2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4" table:style-name="ce44"/>
          <table:table-cell table:style-name="ce87"/>
          <table:table-cell table:style-name="ce103" table:number-columns-repeated="19"/>
          <table:table-cell table:style-name="ce103" office:value-type="string" calcext:value-type="string">
            <text:p>АПИВ.60100.00001</text:p>
          </table:table-cell>
          <table:table-cell table:style-name="ce103" table:number-columns-repeated="39"/>
          <table:table-cell table:style-name="ce93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Стол монтажный СМ-3</text:p>
          </table:table-cell>
          <table:table-cell table:style-name="ce86" table:number-columns-repeated="58"/>
          <table:table-cell table:style-name="ce89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4"/>
          <table:table-cell table:style-name="ce2" table:number-columns-repeated="2"/>
          <table:table-cell table:style-name="ce20"/>
          <table:table-cell table:style-name="ce13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4" table:style-name="ce44"/>
          <table:table-cell table:style-name="ce87"/>
          <table:table-cell table:style-name="ce103" office:value-type="string" calcext:value-type="string">
            <text:p>Провод МГТФ 0.2 ТУ 16-505.185-71</text:p>
          </table:table-cell>
          <table:table-cell table:style-name="ce103" table:number-columns-repeated="58"/>
          <table:table-cell table:style-name="ce93"/>
          <table:table-cell table:style-name="ce170" table:number-columns-repeated="3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4" table:style-name="ce44"/>
          <table:table-cell table:style-name="ce86" table:number-columns-repeated="35"/>
          <table:table-cell table:style-name="ce86" office:value-type="string" calcext:value-type="string">
            <text:p>см</text:p>
          </table:table-cell>
          <table:table-cell table:style-name="ce86" table:number-columns-repeated="5"/>
          <table:table-cell table:style-name="ce86" office:value-type="string" calcext:value-type="string">
            <text:p>1</text:p>
          </table:table-cell>
          <table:table-cell table:style-name="ce86" table:number-columns-repeated="12"/>
          <table:table-cell table:style-name="ce86" office:value-type="string" calcext:value-type="string">
            <text:p>8</text:p>
          </table:table-cell>
          <table:table-cell table:style-name="ce86" table:number-columns-repeated="5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7"/>
          <table:table-cell table:style-name="ce7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4" table:style-name="ce44"/>
          <table:table-cell table:style-name="ce87"/>
          <table:table-cell table:style-name="ce103" office:value-type="string" calcext:value-type="string">
            <text:p>Кусачки боковые ГОСТ 22308-77</text:p>
          </table:table-cell>
          <table:table-cell table:style-name="ce103" table:number-columns-repeated="58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4" table:style-name="ce44"/>
          <table:table-cell table:style-name="ce86"/>
          <table:table-cell table:style-name="ce86" office:value-type="string" calcext:value-type="string">
            <text:p>Линейка</text:p>
          </table:table-cell>
          <table:table-cell table:style-name="ce86" table:number-columns-repeated="58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3"/>
          <table:table-cell table:style-name="ce21"/>
          <table:table-cell table:style-name="ce12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4"/>
          <table:table-cell table:style-name="ce33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4" table:number-columns-repeated="2"/>
          <table:table-cell table:style-name="ce32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1" table:number-columns-repeated="2"/>
          <table:table-cell table:style-name="ce12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0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1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1" table:number-columns-repeated="2"/>
          <table:table-cell table:style-name="ce12"/>
          <table:table-cell table:style-name="ce44" office:value-type="string" calcext:value-type="string" table:number-columns-spanned="5" table:number-rows-spanned="1">
            <text:p>22</text:p>
          </table:table-cell>
          <table:covered-table-cell table:number-columns-repeated="4" table:style-name="ce44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4" table:style-name="ce44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3">
          <table:table-cell table:style-name="ce2" table:number-columns-repeated="2"/>
          <table:table-cell table:style-name="ce20" table:number-columns-repeated="2"/>
          <table:table-cell table:style-name="ce13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4" table:style-name="ce44"/>
          <table:table-cell table:style-name="ce89" table:number-columns-repeated="59"/>
          <table:table-cell table:style-name="ce170" table:number-columns-repeated="5"/>
          <table:table-cell table:style-name="ce179"/>
          <table:table-cell table:style-name="ce20"/>
          <table:table-cell table:style-name="ce2" table:number-columns-repeated="35"/>
          <table:table-cell table:number-columns-repeated="913"/>
        </table:table-row>
        <table:table-row table:style-name="ro2">
          <table:table-cell table:style-name="ce2" table:number-columns-repeated="2"/>
          <table:table-cell table:style-name="ce12"/>
          <table:table-cell table:style-name="ce4"/>
          <table:table-cell table:style-name="ce12"/>
          <table:table-cell table:style-name="ce27"/>
          <table:table-cell table:style-name="ce61"/>
          <table:table-cell table:style-name="ce18" table:number-columns-repeated="3"/>
          <table:table-cell table:style-name="ce61"/>
          <table:table-cell table:style-name="ce18" table:number-columns-repeated="3"/>
          <table:table-cell table:style-name="ce61"/>
          <table:table-cell table:style-name="ce18" table:number-columns-repeated="8"/>
          <table:table-cell table:style-name="ce61"/>
          <table:table-cell table:style-name="ce18" table:number-columns-repeated="7"/>
          <table:table-cell table:style-name="ce61"/>
          <table:table-cell table:style-name="ce18" table:number-columns-repeated="5"/>
          <table:table-cell table:style-name="ce61"/>
          <table:table-cell table:style-name="ce128" office:value-type="string" calcext:value-type="string" table:number-columns-spanned="9" table:number-rows-spanned="1">
            <text:p>Разработал</text:p>
          </table:table-cell>
          <table:covered-table-cell table:number-columns-repeated="7" table:style-name="ce130"/>
          <table:covered-table-cell table:style-name="ce143"/>
          <table:table-cell table:style-name="ce144" office:value-type="string" calcext:value-type="string" table:number-columns-spanned="14" table:number-rows-spanned="1">
            <text:p>Муртазина</text:p>
          </table:table-cell>
          <table:covered-table-cell table:number-columns-repeated="12" table:style-name="ce147"/>
          <table:covered-table-cell table:style-name="ce156"/>
          <table:table-cell table:style-name="ce18" table:number-columns-repeated="7"/>
          <table:table-cell table:style-name="ce61"/>
          <table:table-cell table:style-name="ce171" table:number-columns-spanned="6" table:number-rows-spanned="1"/>
          <table:covered-table-cell table:number-columns-repeated="4" table:style-name="ce101"/>
          <table:covered-table-cell table:style-name="ce180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table-cell table:style-name="ce22" office:value-type="string" calcext:value-type="string" table:number-columns-spanned="1" table:number-rows-spanned="4">
            <text:p>Дубл.</text:p>
          </table:table-cell>
          <table:table-cell table:style-name="ce22" office:value-type="string" calcext:value-type="string" table:number-columns-spanned="1" table:number-rows-spanned="4">
            <text:p>Взам.</text:p>
          </table:table-cell>
          <table:table-cell table:style-name="ce22" office:value-type="string" calcext:value-type="string" table:number-columns-spanned="1" table:number-rows-spanned="4">
            <text:p>Подл.</text:p>
          </table:table-cell>
          <table:table-cell table:style-name="ce2"/>
          <table:table-cell table:style-name="ce33"/>
          <table:table-cell table:style-name="ce51"/>
          <table:table-cell table:style-name="ce67" table:number-columns-repeated="2"/>
          <table:table-cell table:style-name="ce90"/>
          <table:table-cell table:style-name="ce67" table:number-columns-repeated="3"/>
          <table:table-cell table:style-name="ce90"/>
          <table:table-cell table:style-name="ce67" table:number-columns-repeated="8"/>
          <table: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67" office:value-type="string" calcext:value-type="string">
            <text:p>Консультант</text:p>
          </table:table-cell>
          <table:table-cell table:style-name="ce67" table:number-columns-repeated="7"/>
          <table:table-cell table:style-name="ce90"/>
          <table:table-cell table:style-name="ce145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67"/>
          <table:covered-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3"/>
          <table:table-cell table:style-name="ce2"/>
          <table:table-cell table:style-name="ce33"/>
          <table:table-cell table:style-name="ce2" table:number-columns-repeated="3"/>
          <table:table-cell table:style-name="ce33"/>
          <table:table-cell table:style-name="ce2" table:number-columns-repeated="3"/>
          <table:table-cell table:style-name="ce33"/>
          <table:table-cell table:style-name="ce2" table:number-columns-repeated="8"/>
          <table:table-cell table:style-name="ce33"/>
          <table:table-cell table:style-name="ce2" table:number-columns-repeated="7"/>
          <table:table-cell table:style-name="ce33"/>
          <table:table-cell table:style-name="ce2" table:number-columns-repeated="5"/>
          <table:table-cell table:style-name="ce33"/>
          <table:table-cell table:style-name="ce2" office:value-type="string" calcext:value-type="string">
            <text:p>Руководитель</text:p>
          </table:table-cell>
          <table:table-cell table:style-name="ce2" table:number-columns-repeated="7"/>
          <table:table-cell table:style-name="ce33"/>
          <table:table-cell table:style-name="ce145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2"/>
          <table:covered-table-cell table:style-name="ce33"/>
          <table:table-cell table:style-name="ce2" table:number-columns-repeated="7"/>
          <table:table-cell table:style-name="ce33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3"/>
          <table:table-cell table:style-name="ce2"/>
          <table:table-cell table:style-name="ce33"/>
          <table:table-cell table:style-name="ce51"/>
          <table:table-cell table:style-name="ce67" table:number-columns-repeated="2"/>
          <table:table-cell table:style-name="ce90"/>
          <table:table-cell table:style-name="ce67" table:number-columns-repeated="3"/>
          <table:table-cell table:style-name="ce90"/>
          <table:table-cell table:style-name="ce67" table:number-columns-repeated="8"/>
          <table: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67" table:number-columns-repeated="8"/>
          <table:table-cell table:style-name="ce90"/>
          <table:table-cell table:style-name="ce67" table:number-columns-repeated="13"/>
          <table:table-cell table:style-name="ce90"/>
          <table:table-cell table:style-name="ce67" table:number-columns-repeated="7"/>
          <table:table-cell table:style-name="ce90"/>
          <table:table-cell table:style-name="ce67" table:number-columns-repeated="5"/>
          <table:table-cell table:style-name="ce90"/>
          <table:table-cell table:style-name="ce2" table:number-columns-repeated="35"/>
          <table:table-cell table:number-columns-repeated="914"/>
        </table:table-row>
        <table:table-row table:style-name="ro2">
          <table:table-cell table:style-name="ce2" table:number-columns-repeated="2"/>
          <table:covered-table-cell table:number-columns-repeated="3" table:style-name="ce24"/>
          <table:table-cell table:style-name="ce2"/>
          <table:table-cell table:style-name="ce32"/>
          <table:table-cell table:style-name="ce2" table:number-columns-repeated="3"/>
          <table:table-cell table:style-name="ce32"/>
          <table:table-cell table:style-name="ce2" table:number-columns-repeated="3"/>
          <table:table-cell table:style-name="ce32"/>
          <table:table-cell table:style-name="ce2" table:number-columns-repeated="8"/>
          <table:table-cell table:style-name="ce32"/>
          <table:table-cell table:style-name="ce2" table:number-columns-repeated="6"/>
          <table:table-cell table:style-name="ce4"/>
          <table:table-cell table:style-name="ce32"/>
          <table:table-cell table:style-name="ce2" table:number-columns-repeated="5"/>
          <table:table-cell table:style-name="ce32"/>
          <table:table-cell table:style-name="ce128" office:value-type="string" calcext:value-type="string" table:number-columns-spanned="9" table:number-rows-spanned="1">
            <text:p>Н.контр.</text:p>
          </table:table-cell>
          <table:covered-table-cell table:number-columns-repeated="7" table:style-name="ce130"/>
          <table:covered-table-cell table:style-name="ce143"/>
          <table:table-cell table:style-name="ce146" table:number-columns-spanned="14" table:number-rows-spanned="1"/>
          <table:covered-table-cell table:number-columns-repeated="12" table:style-name="ce147"/>
          <table:covered-table-cell table:style-name="ce156"/>
          <table:table-cell table:style-name="ce2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10</text:p>
          </table:table-cell>
          <table:table-cell table:style-name="ce89" table:number-columns-repeated="4"/>
          <table:table-cell table:style-name="ce89" office:value-type="string" calcext:value-type="string">
            <text:p>Комплектование</text:p>
          </table:table-cell>
          <table:table-cell table:style-name="ce89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30188.00002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Стол монтажный СМ-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вычислителя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К10-17в-М47-22нФ<text:span text:style-name="T1">±10%</text:span>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CL21F106ZBNC 080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CL21F474ZBMC 0805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5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SS 16V 10<text:span text:style-name="T1">μF</text:span>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SS 16V 47μF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Конденсатор ECR 63V 47μF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0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Резистор CR 0603-F X-10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6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05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21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Резистор CR 0603-F X-122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13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3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20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20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33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34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47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51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913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истор CR 0603-F X-499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Микросхема ADM 2486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FM 32256-S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ILQ 621 GB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Микросхема LP295OACDT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M25512-WMW6T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3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MS430P337 AIPJM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TL7757CPK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Микросхема DS1307 Z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Диод MURA 120T3 SMA 403D-0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Индикатор матричный знакосинтезирующий</text:p>
          </table:table-cell>
          <table:table-cell table:style-name="ce93" table:number-columns-repeated="30"/>
          <table:table-cell table:style-name="ce93" office:value-type="string" calcext:value-type="string">
            <text:p>DV20400S1FBLY/R</text:p>
          </table:table-cell>
          <table:table-cell table:style-name="ce93" table:number-columns-repeated="28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Резонатор кварцевый FQ 32768-3*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2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Транзистор BCW60C sot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Элемент литиевый CR2032PCB(V)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office:value-type="string" calcext:value-type="string">
            <text:p>Лепесток 2-0,8-2,5-9-Л63-07 ГОСТ 16840-78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6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инт 2,5-12-Ц ОСТ 131528-80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Втулка 2,8-5-4 ОСТ 112154-75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Гайка 2,5Ц ОСТ 133033-8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4"/>
          <table:table-cell table:style-name="ce93" office:value-type="string" calcext:value-type="string">
            <text:p>шт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4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айба 0,5-2,5-6-Ц ОСТ 134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8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айба 4,2-10,0-0,5 ОСТ 110566-72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рокладка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5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4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Тара цеховая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Браслет антистатический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4">
          <table:table-cell table:style-name="ce2" table:number-columns-repeated="48"/>
          <table:table-cell table:style-name="ce2" office:value-type="string" calcext:value-type="string">
            <text:p><text:s text:c="12"/>ГОСТ 3.1118-82 <text:s text:c="4"/>форма 3б</text:p>
          </table:table-cell>
          <table:table-cell table:style-name="ce2" table:number-columns-repeated="62"/>
          <table:table-cell table:number-columns-repeated="913"/>
        </table:table-row>
        <table:table-row table:style-name="ro2">
          <table:table-cell table:style-name="ce2"/>
          <table:table-cell table:style-name="ce7"/>
          <table:table-cell table:style-name="ce18"/>
          <table:table-cell table:style-name="ce7"/>
          <table:table-cell table:style-name="ce18"/>
          <table:table-cell table:style-name="ce27"/>
          <table:table-cell table:style-name="ce18" table:number-columns-repeated="22"/>
          <table:table-cell table:style-name="ce27"/>
          <table:table-cell table:style-name="ce18" table:number-columns-repeated="22"/>
          <table:table-cell table:style-name="ce142" table:number-columns-spanned="16" table:number-rows-spanned="2"/>
          <table:covered-table-cell table:number-columns-repeated="14" table:style-name="ce123"/>
          <table:covered-table-cell table:style-name="ce15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159" table:number-columns-spanned="4" table:number-rows-spanned="2"/>
          <table:covered-table-cell table:number-columns-repeated="2" table:style-name="ce161"/>
          <table:covered-table-cell table:style-name="ce163"/>
          <table:table-cell table:style-name="ce2" table:number-columns-repeated="36"/>
          <table:table-cell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1" table:number-columns-repeated="46"/>
          <table:covered-table-cell table:style-name="ce139"/>
          <table:covered-table-cell table:number-columns-repeated="14" table:style-name="ce99"/>
          <table:covered-table-cell table:style-name="ce134"/>
          <table:covered-table-cell table:style-name="ce160"/>
          <table:covered-table-cell table:number-columns-repeated="2" table:style-name="ce162"/>
          <table:covered-table-cell table:style-name="ce164"/>
          <table:covered-table-cell table:style-name="ce160"/>
          <table:covered-table-cell table:number-columns-repeated="2" table:style-name="ce162"/>
          <table:covered-table-cell table:style-name="ce164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8"/>
          <table:table-cell table:style-name="ce28"/>
          <table:table-cell table:style-name="ce46"/>
          <table:table-cell table:style-name="ce63" table:number-columns-repeated="27"/>
          <table:table-cell table:style-name="ce125"/>
          <table:table-cell table:style-name="ce127" office:value-type="string" calcext:value-type="string" table:number-columns-spanned="23" table:number-rows-spanned="3">
            <text:p>АПИВ.408835.004 СБ</text:p>
          </table:table-cell>
          <table:covered-table-cell table:number-columns-repeated="21" table:style-name="ce98"/>
          <table:covered-table-cell table:style-name="ce132"/>
          <table:table-cell table:style-name="ce155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98"/>
          <table:covered-table-cell table:style-name="ce118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1"/>
          <table:table-cell table:style-name="ce9"/>
          <table:table-cell table:style-name="ce19"/>
          <table:table-cell table:style-name="ce9"/>
          <table:table-cell table:style-name="ce29"/>
          <table:table-cell table:style-name="ce47"/>
          <table:table-cell table:style-name="ce1" table:number-columns-repeated="28"/>
          <table:covered-table-cell table:style-name="ce116"/>
          <table:covered-table-cell table:number-columns-repeated="21" table:style-name="ce94"/>
          <table:covered-table-cell table:style-name="ce133"/>
          <table:covered-table-cell table:style-name="ce138"/>
          <table:covered-table-cell table:number-columns-repeated="16" table:style-name="ce94"/>
          <table:covered-table-cell table:style-name="ce176"/>
          <table:table-cell table:style-name="ce1" table:number-columns-repeated="36"/>
          <table:table-cell table:style-name="ce182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14"/>
          <table:table-cell table:style-name="ce3" table:number-columns-repeated="28"/>
          <table:covered-table-cell table:style-name="ce80"/>
          <table:covered-table-cell table:number-columns-repeated="21" table:style-name="ce99"/>
          <table:covered-table-cell table:style-name="ce134"/>
          <table:covered-table-cell table:style-name="ce139"/>
          <table:covered-table-cell table:number-columns-repeated="16" table:style-name="ce99"/>
          <table:covered-table-cell table:style-name="ce11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В</text:p>
          </table:table-cell>
          <table:covered-table-cell table:number-columns-repeated="3" table:style-name="ce60"/>
          <table:covered-table-cell table:style-name="ce71"/>
          <table:table-cell table:style-name="ce83" office:value-type="string" calcext:value-type="string" table:number-columns-spanned="4" table:number-rows-spanned="1">
            <text:p>Цех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7" table:number-rows-spanned="1">
            <text:p>Уч.</text:p>
          </table:table-cell>
          <table:covered-table-cell table:number-columns-repeated="5" table:style-name="ce100"/>
          <table:covered-table-cell table:style-name="ce106"/>
          <table:table-cell table:style-name="ce109" office:value-type="string" calcext:value-type="string" table:number-columns-spanned="4" table:number-rows-spanned="1">
            <text:p>РМ</text:p>
          </table:table-cell>
          <table:covered-table-cell table:number-columns-repeated="2" table:style-name="ce100"/>
          <table:covered-table-cell table:style-name="ce106"/>
          <table:table-cell table:style-name="ce109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0"/>
          <table:covered-table-cell table:style-name="ce106"/>
          <table:table-cell table:style-name="ce124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0"/>
          <table:covered-table-cell table:style-name="ce165"/>
          <table:table-cell table:style-name="ce173"/>
          <table:table-cell table:style-name="ce175" table:number-columns-repeated="4"/>
          <table:table-cell table:style-name="ce181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Г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0"/>
          <table:table-cell table:style-name="ce3"/>
          <table:table-cell table:style-name="ce10"/>
          <table:table-cell table:style-name="ce30"/>
          <table:table-cell table:style-name="ce40" office:value-type="string" calcext:value-type="string" table:number-columns-spanned="5" table:number-rows-spanned="1">
            <text:p>Д</text:p>
          </table:table-cell>
          <table:covered-table-cell table:number-columns-repeated="3" table:style-name="ce60"/>
          <table:covered-table-cell table:style-name="ce71"/>
          <table:table-cell table:style-name="ce84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1"/>
          <table:covered-table-cell table:style-name="ce166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1"/>
          <table:table-cell table:style-name="ce5"/>
          <table:table-cell table:style-name="ce11"/>
          <table:table-cell table:style-name="ce31"/>
          <table:table-cell table:style-name="ce40" office:value-type="string" calcext:value-type="string" table:number-columns-spanned="5" table:number-rows-spanned="1">
            <text:p>Е</text:p>
          </table:table-cell>
          <table:covered-table-cell table:number-columns-repeated="3" table:style-name="ce60"/>
          <table:covered-table-cell table:style-name="ce71"/>
          <table:table-cell table:style-name="ce85" office:value-type="string" calcext:value-type="string" table:number-columns-spanned="4" table:number-rows-spanned="1">
            <text:p>СМ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УТ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4" table:number-rows-spanned="1">
            <text:p>КР</text:p>
          </table:table-cell>
          <table:covered-table-cell table:number-columns-repeated="2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ЕН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ОП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2"/>
          <table:covered-table-cell table:style-name="ce107"/>
          <table:table-cell table:style-name="ce110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2"/>
          <table:covered-table-cell table:style-name="ce107"/>
          <table:table-cell table:style-name="ce157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2"/>
          <table:covered-table-cell table:style-name="ce167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25" table:number-columns-repeated="2"/>
          <table:table-cell table:style-name="ce30"/>
          <table:table-cell table:style-name="ce40" office:value-type="string" calcext:value-type="string" table:number-columns-spanned="5" table:number-rows-spanned="1">
            <text:p>Л/М</text:p>
          </table:table-cell>
          <table:covered-table-cell table:number-columns-repeated="3" table:style-name="ce60"/>
          <table:covered-table-cell table:style-name="ce71"/>
          <table:table-cell table:style-name="ce91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4"/>
          <table:covered-table-cell table:style-name="ce168"/>
          <table:table-cell table:style-name="ce14"/>
          <table:table-cell table:style-name="ce3" table:number-columns-repeated="4"/>
          <table:table-cell table:style-name="ce30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3" office:value-type="string" calcext:value-type="string" table:number-columns-spanned="5" table:number-rows-spanned="1">
            <text:p>Н/М</text:p>
          </table:table-cell>
          <table:covered-table-cell table:number-columns-repeated="4" table:style-name="ce60"/>
          <table:table-cell table:style-name="ce92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ОПП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В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5" table:number-rows-spanned="1">
            <text:p>ЕН</text:p>
          </table:table-cell>
          <table:covered-table-cell table:number-columns-repeated="3" table:style-name="ce105"/>
          <table:covered-table-cell table:style-name="ce129"/>
          <table:table-cell table:style-name="ce131" office:value-type="string" calcext:value-type="string" table:number-columns-spanned="7" table:number-rows-spanned="1">
            <text:p>КИ</text:p>
          </table:table-cell>
          <table:covered-table-cell table:number-columns-repeated="5" table:style-name="ce105"/>
          <table:covered-table-cell table:style-name="ce129"/>
          <table:table-cell table:style-name="ce158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5"/>
          <table:covered-table-cell table:style-name="ce169"/>
          <table:table-cell table:style-name="ce5" table:number-columns-repeated="5"/>
          <table:table-cell table:style-name="ce31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4"/>
          <table:table-cell table:style-name="ce10" table:number-columns-repeated="2"/>
          <table:table-cell table:style-name="ce30"/>
          <table:table-cell table:style-name="ce44" office:value-type="string" calcext:value-type="string" table:number-columns-spanned="5" table:number-rows-spanned="1">
            <text:p>01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15"/>
          <table:table-cell table:style-name="ce89" office:value-type="string" calcext:value-type="string">
            <text:p>0015 Промывка</text:p>
          </table:table-cell>
          <table:table-cell table:style-name="ce89" table:number-columns-repeated="44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02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19"/>
          <table:table-cell table:style-name="ce93" office:value-type="string" calcext:value-type="string">
            <text:p>АПИВ.01288.00023 ТТП</text:p>
          </table:table-cell>
          <table:table-cell table:style-name="ce93" table:number-columns-repeated="3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6" table:number-columns-repeated="3"/>
          <table:table-cell table:style-name="ce25"/>
          <table:table-cell table:style-name="ce44" office:value-type="string" calcext:value-type="string" table:number-columns-spanned="5" table:number-rows-spanned="1">
            <text:p>0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Шкаф вытяжной 2Ш-НЖ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5" table:number-columns-repeated="3"/>
          <table:table-cell table:style-name="ce11"/>
          <table:table-cell table:style-name="ce44" office:value-type="string" calcext:value-type="string" table:number-columns-spanned="5" table:number-rows-spanned="1">
            <text:p>0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/>
          <table:table-cell table:style-name="ce17" table:number-columns-repeated="3"/>
          <table:table-cell table:style-name="ce34"/>
          <table:table-cell table:style-name="ce44" office:value-type="string" calcext:value-type="string" table:number-columns-spanned="5" table:number-rows-spanned="1">
            <text:p>05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лата с операции 001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6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АПИВ.408835.004</text:p>
          </table:table-cell>
          <table:table-cell table:style-name="ce89" table:number-columns-repeated="34"/>
          <table:table-cell table:style-name="ce89" office:value-type="string" calcext:value-type="string">
            <text:p>шт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0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08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Спирт этиловый ГОСТ Р 51652-2000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0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5"/>
          <table:table-cell table:style-name="ce93" office:value-type="string" calcext:value-type="string">
            <text:p>л</text:p>
          </table:table-cell>
          <table:table-cell table:style-name="ce93" table:number-columns-repeated="4"/>
          <table:table-cell table:style-name="ce93" office:value-type="string" calcext:value-type="string">
            <text:p>1</text:p>
          </table:table-cell>
          <table:table-cell table:style-name="ce93" table:number-columns-repeated="11"/>
          <table:table-cell table:style-name="ce93" office:value-type="string" calcext:value-type="string">
            <text:p>0,05</text:p>
          </table:table-cell>
          <table:table-cell table:style-name="ce93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0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1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Нефрас С50/70 ГОСТ 8505-80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5"/>
          <table:table-cell table:style-name="ce3" table:number-columns-repeated="2"/>
          <table:table-cell table:style-name="ce14"/>
          <table:table-cell table:style-name="ce10"/>
          <table:table-cell table:style-name="ce44" office:value-type="string" calcext:value-type="string" table:number-columns-spanned="5" table:number-rows-spanned="1">
            <text:p>12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кг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11"/>
          <table:table-cell table:style-name="ce89" office:value-type="string" calcext:value-type="string">
            <text:p>0,1</text:p>
          </table:table-cell>
          <table:table-cell table:style-name="ce89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3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7"/>
          <table:table-cell table:style-name="ce34"/>
          <table:table-cell table:style-name="ce44" office:value-type="string" calcext:value-type="string" table:number-columns-spanned="5" table:number-rows-spanned="1">
            <text:p>14</text:p>
          </table:table-cell>
          <table:covered-table-cell table:number-columns-repeated="3" table:style-name="ce64"/>
          <table:covered-table-cell table:style-name="ce49"/>
          <table:table-cell table:style-name="ce89" office:value-type="string" calcext:value-type="string">
            <text:p>Бязь х/б ГОСТ 29298-92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6"/>
          <table:table-cell table:style-name="ce25"/>
          <table:table-cell table:style-name="ce44" office:value-type="string" calcext:value-type="string" table:number-columns-spanned="5" table:number-rows-spanned="1">
            <text:p>1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35"/>
          <table:table-cell table:style-name="ce93" office:value-type="string" calcext:value-type="string">
            <text:p>м</text:p>
          </table:table-cell>
          <table:table-cell table:style-name="ce93" table:number-columns-repeated="4"/>
          <table:table-cell table:style-name="ce93" office:value-type="string" calcext:value-type="string">
            <text:p>1</text:p>
          </table:table-cell>
          <table:table-cell table:style-name="ce93" table:number-columns-repeated="11"/>
          <table:table-cell table:style-name="ce93" office:value-type="string" calcext:value-type="string">
            <text:p>0,1</text:p>
          </table:table-cell>
          <table:table-cell table:style-name="ce93" table:number-columns-repeated="6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3"/>
          <table:table-cell table:style-name="ce15"/>
          <table:table-cell table:style-name="ce11"/>
          <table:table-cell table:style-name="ce44" office:value-type="string" calcext:value-type="string" table:number-columns-spanned="5" table:number-rows-spanned="1">
            <text:p>1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7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Щетка зубная ГОСТ 6388-91</text:p>
          </table:table-cell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4"/>
          <table:table-cell table:style-name="ce30"/>
          <table:table-cell table:style-name="ce44" office:value-type="string" calcext:value-type="string" table:number-columns-spanned="5" table:number-rows-spanned="1">
            <text:p>18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шт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19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8" office:value-type="string" calcext:value-type="string" table:number-columns-spanned="5" table:number-rows-spanned="1">
            <text:p>20</text:p>
          </table:table-cell>
          <table:covered-table-cell table:number-columns-repeated="3" table:style-name="ce65"/>
          <table:covered-table-cell table:style-name="ce72"/>
          <table:table-cell table:style-name="ce89" office:value-type="string" calcext:value-type="string">
            <text:p>Кисть КФХК №10 ОСТ 7.888-81</text:p>
          </table:table-cell>
          <table:table-cell table:style-name="ce89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1</text:p>
          </table:table-cell>
          <table:covered-table-cell table:number-columns-repeated="3" table:style-name="ce64"/>
          <table:covered-table-cell table:style-name="ce49"/>
          <table:table-cell table:style-name="ce93" table:number-columns-repeated="36"/>
          <table:table-cell table:style-name="ce93" office:value-type="string" calcext:value-type="string">
            <text:p>шт</text:p>
          </table:table-cell>
          <table:table-cell table:style-name="ce93" table:number-columns-repeated="4"/>
          <table:table-cell table:style-name="ce93" office:value-type="string" calcext:value-type="string">
            <text:p>1</text:p>
          </table:table-cell>
          <table:table-cell table:style-name="ce93" table:number-columns-repeated="5"/>
          <table:table-cell table:style-name="ce93" office:value-type="string" calcext:value-type="string">
            <text:p>1</text:p>
          </table:table-cell>
          <table:table-cell table:style-name="ce93" table:number-columns-repeated="12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50" office:value-type="string" calcext:value-type="string" table:number-columns-spanned="5" table:number-rows-spanned="1">
            <text:p>22</text:p>
          </table:table-cell>
          <table:covered-table-cell table:number-columns-repeated="3" table:style-name="ce66"/>
          <table:covered-table-cell table:style-name="ce73"/>
          <table:table-cell table:style-name="ce89" table:number-columns-repeated="61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3</text:p>
          </table:table-cell>
          <table:covered-table-cell table:number-columns-repeated="3" table:style-name="ce64"/>
          <table:covered-table-cell table:style-name="ce49"/>
          <table:table-cell table:style-name="ce88" office:value-type="string" calcext:value-type="string">
            <text:p>Перчатки резиновые К20Щ20ПМ тип 2 размер 7,8 ТУ 38.308-5-59-95</text:p>
          </table:table-cell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4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36"/>
          <table:table-cell table:style-name="ce89" office:value-type="string" calcext:value-type="string">
            <text:p>пар</text:p>
          </table:table-cell>
          <table:table-cell table:style-name="ce89" table:number-columns-repeated="4"/>
          <table:table-cell table:style-name="ce89" office:value-type="string" calcext:value-type="string">
            <text:p>1</text:p>
          </table:table-cell>
          <table:table-cell table:style-name="ce89" table:number-columns-repeated="5"/>
          <table:table-cell table:style-name="ce89" office:value-type="string" calcext:value-type="string">
            <text:p>1</text:p>
          </table:table-cell>
          <table:table-cell table:style-name="ce89" table:number-columns-repeated="13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4" table:number-columns-repeated="2"/>
          <table:table-cell table:style-name="ce10"/>
          <table:table-cell table:style-name="ce44" office:value-type="string" calcext:value-type="string" table:number-columns-spanned="5" table:number-rows-spanned="1">
            <text:p>25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60"/>
          <table:table-cell table:style-name="ce170" table:number-columns-repeated="3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15" table:number-columns-repeated="2"/>
          <table:table-cell table:style-name="ce11"/>
          <table:table-cell table:style-name="ce44" office:value-type="string" calcext:value-type="string" table:number-columns-spanned="5" table:number-rows-spanned="1">
            <text:p>26</text:p>
          </table:table-cell>
          <table:covered-table-cell table:number-columns-repeated="3" table:style-name="ce64"/>
          <table:covered-table-cell table:style-name="ce49"/>
          <table:table-cell table:style-name="ce89" table:number-columns-repeated="60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3">
          <table:table-cell table:style-name="ce3" table:number-columns-repeated="2"/>
          <table:table-cell table:style-name="ce22" office:value-type="string" calcext:value-type="string" table:number-columns-spanned="1" table:number-rows-spanned="2">
            <text:p>Дубл.</text:p>
          </table:table-cell>
          <table:table-cell table:style-name="ce22" office:value-type="string" calcext:value-type="string" table:number-columns-spanned="1" table:number-rows-spanned="2">
            <text:p>Взам.</text:p>
          </table:table-cell>
          <table:table-cell table:style-name="ce22" office:value-type="string" calcext:value-type="string" table:number-columns-spanned="1" table:number-rows-spanned="2">
            <text:p>Подл.</text:p>
          </table:table-cell>
          <table:table-cell table:style-name="ce44" office:value-type="string" calcext:value-type="string" table:number-columns-spanned="5" table:number-rows-spanned="1">
            <text:p>27</text:p>
          </table:table-cell>
          <table:covered-table-cell table:number-columns-repeated="3" table:style-name="ce64"/>
          <table:covered-table-cell table:style-name="ce49"/>
          <table:table-cell table:style-name="ce88"/>
          <table:table-cell table:style-name="ce93" table:number-columns-repeated="59"/>
          <table:table-cell table:style-name="ce170" table:number-columns-repeated="4"/>
          <table:table-cell table:style-name="ce179"/>
          <table:table-cell table:style-name="ce3" table:number-columns-repeated="36"/>
          <table:table-cell table:style-name="ce183" table:number-columns-repeated="913"/>
        </table:table-row>
        <table:table-row table:style-name="ro2">
          <table:table-cell table:style-name="ce2" table:number-columns-repeated="2"/>
          <table:covered-table-cell table:number-columns-repeated="3" table:style-name="ce26"/>
          <table:table-cell table:style-name="ce51"/>
          <table:table-cell table:style-name="ce67" table:number-columns-repeated="4"/>
          <table:table-cell table:style-name="ce4" table:number-columns-repeated="2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4" table:number-columns-repeated="5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3"/>
          <table:table-cell table:style-name="ce32"/>
          <table:table-cell table:style-name="ce4" table:number-columns-repeated="8"/>
          <table:table-cell table:style-name="ce32"/>
          <table:table-cell table:style-name="ce4" table:number-columns-repeated="7"/>
          <table:table-cell table:style-name="ce32"/>
          <table:table-cell table:style-name="ce2" table:number-columns-repeated="5"/>
          <table:table-cell table:style-name="ce33"/>
          <table:table-cell table:style-name="ce2" table:number-columns-repeated="35"/>
          <table:table-cell table:number-columns-repeated="914"/>
        </table:table-row>
        <table:table-row table:style-name="ro3">
          <table:table-cell table:style-name="ce2" table:number-columns-repeated="4"/>
          <table:table-cell table:style-name="ce33"/>
          <table:table-cell table:style-name="ce45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2"/>
          <table:covered-table-cell table:style-name="ce108"/>
          <table:table-cell table:style-name="ce111" office:value-type="string" calcext:value-type="string">
            <text:p>Маршрутно-операционная карта</text:p>
          </table:table-cell>
          <table:table-cell table:style-name="ce67" table:number-columns-repeated="54"/>
          <table:table-cell table:style-name="ce172" table:number-columns-spanned="6" table:number-rows-spanned="1"/>
          <table:covered-table-cell table:number-columns-repeated="4" table:style-name="ce174"/>
          <table:covered-table-cell table:style-name="ce172"/>
          <table:table-cell table:style-name="ce2" table:number-columns-repeated="35"/>
          <table:table-cell table:number-columns-repeated="914"/>
        </table:table-row>
        <table:table-row table:style-name="ro5" table:number-rows-repeated="10483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Дополнительный лист" table:style-name="ta2">
        <office:forms form:automatic-focus="false" form:apply-design-mode="false"/>
        <table:table-column table:style-name="co1" table:default-cell-style-name="ce185"/>
        <table:table-column table:style-name="co2" table:number-columns-repeated="4" table:default-cell-style-name="ce185"/>
        <table:table-column table:style-name="co3" table:number-columns-repeated="72" table:default-cell-style-name="ce185"/>
        <table:table-column table:style-name="co3" table:visibility="collapse" table:number-columns-repeated="33" table:default-cell-style-name="ce185"/>
        <table:table-column table:style-name="co4" table:visibility="collapse" table:number-columns-repeated="101" table:default-cell-style-name="ce185"/>
        <table:table-column table:style-name="co5" table:visibility="collapse" table:number-columns-repeated="46" table:default-cell-style-name="ce185"/>
        <table:table-column table:style-name="co5" table:visibility="collapse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REA11_" table:base-cell-address="$МОКВ.$A$1" table:cell-range-address="$МОКВ.$K$21:.$BW$41"/>
        <table:named-range table:name="AREA12_" table:base-cell-address="$МОКВ.$A$1" table:cell-range-address="$МОКВ.$K$60:.$BW$86"/>
        <table:named-range table:name="AREATIP1_" table:base-cell-address="$МОКВ.$A$1" table:cell-range-address="$МОКВ.$F$21:.$J$41"/>
        <table:named-range table:name="AREATIP2_" table:base-cell-address="$МОКВ.$A$1" table:cell-range-address="$МОКВ.$F$60:.$J$86"/>
        <table:named-range table:name="classjob" table:base-cell-address="$МОКВ.$A$1" table:cell-range-address="$МОКВ.$U$24"/>
        <table:named-range table:name="CM" table:base-cell-address="$МОКВ.$A$1" table:cell-range-address="$МОКВ.$K$24"/>
        <table:named-range table:name="COPYAREA1_" table:base-cell-address="$МОКВ.$A$1" table:cell-range-address="$МОКВ.$A$1:.$AMJ$47"/>
        <table:named-range table:name="COPYAREA2_" table:base-cell-address="$МОКВ.$A$1" table:cell-range-address="$МОКВ.$A$48:.$AMJ$88"/>
        <table:named-range table:name="eb_m" table:base-cell-address="$МОКВ.$A$1" table:cell-range-address="$МОКВ.$AS$26"/>
        <table:named-range table:name="EH" table:base-cell-address="$МОКВ.$A$1" table:cell-range-address="$МОКВ.$AN$24"/>
        <table:named-range table:name="eh_m" table:base-cell-address="$МОКВ.$A$1" table:cell-range-address="$МОКВ.$AX$26"/>
        <table:named-range table:name="Equipment1" table:base-cell-address="$МОКВ.$A$1" table:cell-range-address="$МОКВ.$K$23"/>
        <table:named-range table:name="GostMater1" table:base-cell-address="$МОКВ.$A$1" table:cell-range-address="$МОКВ.$IV$2"/>
        <table:named-range table:name="GostZagot1" table:base-cell-address="$МОКВ.$A$1" table:cell-range-address="$МОКВ.$IV$5"/>
        <table:named-range table:name="IndexOper" table:base-cell-address="$МОКВ.$A$1" table:cell-range-address="$МОКВ.$Z$21"/>
        <table:named-range table:name="KD1" table:base-cell-address="$МОКВ.$A$1" table:cell-range-address="$МОКВ.$AS$15"/>
        <table:named-range table:name="KIM1" table:base-cell-address="$МОКВ.$A$1" table:cell-range-address="$МОКВ.$AY$12"/>
        <table:named-range table:name="ki_m" table:base-cell-address="$МОКВ.$A$1" table:cell-range-address="$МОКВ.$BC$26"/>
        <table:named-range table:name="KodMater1" table:base-cell-address="$МОКВ.$A$1" table:cell-range-address="$МОКВ.$K$12"/>
        <table:named-range table:name="KodOper" table:base-cell-address="$МОКВ.$A$1" table:cell-range-address="$МОКВ.$AE$21"/>
        <table:named-range table:name="koid" table:base-cell-address="$МОКВ.$A$1" table:cell-range-address="$МОКВ.$AI$24"/>
        <table:named-range table:name="kr" table:base-cell-address="$МОКВ.$A$1" table:cell-range-address="$МОКВ.$AE$24"/>
        <table:named-range table:name="ListNo1" table:base-cell-address="$МОКВ.$A$1" table:cell-range-address="$МОКВ.$BT$2"/>
        <table:named-range table:name="ListNo2" table:base-cell-address="$МОКВ.$A$1" table:cell-range-address="$МОКВ.$BT$49"/>
        <table:named-range table:name="MAINSIZE1" table:base-cell-address="$МОКВ.$A$1" table:cell-range-address="$МОКВ.$IV$4"/>
        <table:named-range table:name="MarkaMater1" table:base-cell-address="$МОКВ.$A$1" table:cell-range-address="$МОКВ.$IV$1"/>
        <table:named-range table:name="MassaDet1" table:base-cell-address="$МОКВ.$A$1" table:cell-range-address="$МОКВ.$AB$12"/>
        <table:named-range table:name="MassaZagot1" table:base-cell-address="$МОКВ.$A$1" table:cell-range-address="$МОКВ.$AY$15"/>
        <table:named-range table:name="NameDet1" table:base-cell-address="$МОКВ.$A$1" table:cell-range-address="$МОКВ.$K$7"/>
        <table:named-range table:name="NameOper" table:base-cell-address="$МОКВ.$A$1" table:cell-range-address="$МОКВ.$AK$21"/>
        <table:named-range table:name="namepred" table:base-cell-address="$МОКВ.$A$1" table:cell-range-address="$МОКВ.$F$4"/>
        <table:named-range table:name="Norma1" table:base-cell-address="$МОКВ.$A$1" table:cell-range-address="$МОКВ.$AO$12"/>
        <table:named-range table:name="normam" table:base-cell-address="$МОКВ.$A$1" table:cell-range-address="$МОКВ.$BJ$26"/>
        <table:named-range table:name="NumBox" table:base-cell-address="$МОКВ.$A$1" table:cell-range-address="$МОКВ.$K$21"/>
        <table:named-range table:name="NumYch" table:base-cell-address="$МОКВ.$A$1" table:cell-range-address="$МОКВ.$O$21"/>
        <table:named-range table:name="ObozDetal1" table:base-cell-address="$МОКВ.$A$1" table:cell-range-address="$МОКВ.$S$4"/>
        <table:named-range table:name="ObozDetal2" table:base-cell-address="$МОКВ.$A$1" table:cell-range-address="$МОКВ.$AI$51"/>
        <table:named-range table:name="ObozDok" table:base-cell-address="$МОКВ.$A$1" table:cell-range-address="$МОКВ.$K$22"/>
        <table:named-range table:name="ObozIzd1" table:base-cell-address="$МОКВ.$A$1" table:cell-range-address="$МОКВ.$AP$4"/>
        <table:named-range table:name="ObozKarta1" table:base-cell-address="$МОКВ.$A$1" table:cell-range-address="$МОКВ.$BF$4"/>
        <table:named-range table:name="ObozKarta2" table:base-cell-address="$МОКВ.$A$1" table:cell-range-address="$МОКВ.$BF$51"/>
        <table:named-range table:name="ObozTD1" table:base-cell-address="$МОКВ.$A$1" table:cell-range-address="$МОКВ.$AT$2"/>
        <table:named-range table:name="ObozTD2" table:base-cell-address="$МОКВ.$A$1" table:cell-range-address="$МОКВ.$AZ$49"/>
        <table:named-range table:name="ObozUzlMat" table:base-cell-address="$МОКВ.$A$1" table:cell-range-address="$МОКВ.$K$26"/>
        <table:named-range table:name="op" table:base-cell-address="$МОКВ.$A$1" table:cell-range-address="$МОКВ.$AS$24"/>
        <table:named-range table:name="oppm" table:base-cell-address="$МОКВ.$A$1" table:cell-range-address="$МОКВ.$AN$26"/>
        <table:named-range table:name="prof" table:base-cell-address="$МОКВ.$A$1" table:cell-range-address="$МОКВ.$O$24"/>
        <table:named-range table:name="sizezagot1" table:base-cell-address="$МОКВ.$A$1" table:cell-range-address="$МОКВ.$X$15"/>
        <table:named-range table:name="SkvNo1" table:base-cell-address="$МОКВ.$A$1" table:cell-range-address="$МОКВ.$BL$2"/>
        <table:named-range table:name="SkvNo2" table:base-cell-address="$МОКВ.$A$1" table:cell-range-address="$МОКВ.$BP$49"/>
        <table:named-range table:name="SORTAMENT1" table:base-cell-address="$МОКВ.$A$1" table:cell-range-address="$МОКВ.$IV$3"/>
        <table:named-range table:name="texnolog1" table:base-cell-address="$МОКВ.$A$1" table:cell-range-address="$МОКВ.$AV$42"/>
        <table:named-range table:name="Timepz" table:base-cell-address="$МОКВ.$A$1" table:cell-range-address="$МОКВ.$BC$24"/>
        <table:named-range table:name="timesht" table:base-cell-address="$МОКВ.$A$1" table:cell-range-address="$МОКВ.$BJ$24"/>
        <table:named-range table:name="TotalPages" table:base-cell-address="$МОКВ.$A$1" table:cell-range-address="$МОКВ.$BP$2"/>
        <table:named-range table:name="UzlMat" table:base-cell-address="$МОКВ.$A$1" table:cell-range-address="$МОКВ.$K$25"/>
        <table:named-range table:name="yt" table:base-cell-address="$МОКВ.$A$1" table:cell-range-address="$МОКВ.$Z$24"/>
        <table:named-range table:name="Zagot1" table:base-cell-address="$МОКВ.$A$1" table:cell-range-address="$МОКВ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р.</number:text>
    </number:number-style>
    <number:number-style style:name="N123">
      <number:text>-</number:text>
      <number:number number: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р.</number:text>
    </number:number-style>
    <number:number-style style:name="N126">
      <number:text>-</number:text>
      <number:number number: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number:min-integer-digits="1" number:grouping="true"/>
      <number:text>р.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39P2" style:volatile="true">
      <loext:fill-character> </loext:fill-character>
      <number:text>-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number:min-integer-digits="1" number:grouping="true"/>
      <number:text>р.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965in" fo:margin-bottom="0.1965in" fo:margin-left="0.1965in" fo:margin-right="0.1965in" style:first-page-number="continue" style:scale-to="95%" style:table-centering="both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  <style:page-layout style:name="Mpm4">
      <style:page-layout-properties style:num-format="1" style:print-orientation="portrait" fo:margin-top="0.1965in" fo:margin-bottom="0.1965in" fo:margin-left="0.1965in" fo:margin-right="0.1965in" style:first-page-number="continue" style:scale-to="99%" style:table-centering="both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21:07:30.31181204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ОКВ" style:display-name="PageStyle_МОК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олнительный_20_лист" style:display-name="PageStyle_Дополнительн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_39</meta:initial-creator>
    <meta:creation-date>2001-06-18T06:33:42</meta:creation-date>
    <dc:date>2014-05-15T23:14:57.771684383</dc:date>
    <meta:print-date>2002-09-18T08:38:28</meta:print-date>
    <meta:generator>LibreOffice/4.1.4.2$Linux_X86_64 LibreOffice_project/410m0$Build-2</meta:generator>
    <meta:editing-duration>PT2H5M21S</meta:editing-duration>
    <meta:editing-cycles>21</meta:editing-cycles>
    <meta:document-statistic meta:table-count="2" meta:cell-count="620" meta:object-count="0"/>
  </office:meta>
</office:document-meta>
</file>